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58c80"/>
    </style:style>
    <style:style style:name="P5" style:family="paragraph" style:parent-style-name="Text_20_body">
      <style:text-properties officeooo:rsid="00154c14" officeooo:paragraph-rsid="0018cdec"/>
    </style:style>
    <style:style style:name="P6" style:family="paragraph" style:parent-style-name="Text_20_body">
      <style:text-properties officeooo:rsid="00162be9" officeooo:paragraph-rsid="00162be9"/>
    </style:style>
    <style:style style:name="P7" style:family="paragraph" style:parent-style-name="Text_20_body">
      <style:text-properties officeooo:rsid="0018cdec" officeooo:paragraph-rsid="001a36f9"/>
    </style:style>
    <style:style style:name="P8" style:family="paragraph" style:parent-style-name="Text_20_body">
      <style:text-properties officeooo:rsid="001aa5fb" officeooo:paragraph-rsid="001aa5fb"/>
    </style:style>
    <style:style style:name="P9" style:family="paragraph" style:parent-style-name="Text_20_body">
      <style:text-properties officeooo:rsid="001c6eec" officeooo:paragraph-rsid="001c6eec"/>
    </style:style>
    <style:style style:name="P10" style:family="paragraph" style:parent-style-name="Text_20_body">
      <style:text-properties officeooo:rsid="001c6eec" officeooo:paragraph-rsid="0034e37c"/>
    </style:style>
    <style:style style:name="P11" style:family="paragraph" style:parent-style-name="Text_20_body">
      <style:text-properties officeooo:rsid="001055d8" officeooo:paragraph-rsid="001055d8"/>
    </style:style>
    <style:style style:name="P12" style:family="paragraph" style:parent-style-name="Text_20_body">
      <style:text-properties officeooo:rsid="003f94d4" officeooo:paragraph-rsid="003f94d4"/>
    </style:style>
    <style:style style:name="P13" style:family="paragraph" style:parent-style-name="Text_20_body">
      <style:text-properties officeooo:rsid="0048eaf7" officeooo:paragraph-rsid="004adc24"/>
    </style:style>
    <style:style style:name="P14" style:family="paragraph" style:parent-style-name="Heading_20_1">
      <style:text-properties officeooo:paragraph-rsid="000fb87d"/>
    </style:style>
    <style:style style:name="P15" style:family="paragraph" style:parent-style-name="Text_20_body">
      <style:text-properties officeooo:rsid="004eef41" officeooo:paragraph-rsid="004eef41"/>
    </style:style>
    <style:style style:name="P16" style:family="paragraph" style:parent-style-name="Text_20_body">
      <style:text-properties officeooo:rsid="00246c61" officeooo:paragraph-rsid="003bd4dd"/>
    </style:style>
    <style:style style:name="P17" style:family="paragraph" style:parent-style-name="Text_20_body" style:list-style-name="L1">
      <style:text-properties officeooo:rsid="001055d8" officeooo:paragraph-rsid="001055d8"/>
    </style:style>
    <style:style style:name="P18" style:family="paragraph" style:parent-style-name="Text_20_body">
      <style:text-properties officeooo:rsid="005010c6" officeooo:paragraph-rsid="005010c6"/>
    </style:style>
    <style:style style:name="P19" style:family="paragraph" style:parent-style-name="Text_20_body">
      <style:text-properties officeooo:paragraph-rsid="0054f592"/>
    </style:style>
    <style:style style:name="P20" style:family="paragraph" style:parent-style-name="Text_20_body">
      <style:text-properties officeooo:rsid="00563e94" officeooo:paragraph-rsid="00565a25"/>
    </style:style>
    <style:style style:name="P21" style:family="paragraph" style:parent-style-name="Text_20_body">
      <style:text-properties officeooo:paragraph-rsid="00579b6a"/>
    </style:style>
    <style:style style:name="P22" style:family="paragraph" style:parent-style-name="Text_20_body" style:list-style-name="L1">
      <style:text-properties officeooo:rsid="00579b6a" officeooo:paragraph-rsid="00579b6a"/>
    </style:style>
    <style:style style:name="P23" style:family="paragraph" style:parent-style-name="Text_20_body">
      <style:text-properties officeooo:rsid="00154c14" officeooo:paragraph-rsid="00154c14"/>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style:style style:name="T17" style:family="text">
      <style:text-properties officeooo:rsid="004adc24"/>
    </style:style>
    <style:style style:name="T18" style:family="text">
      <style:text-properties officeooo:rsid="004d11e6"/>
    </style:style>
    <style:style style:name="T19" style:family="text">
      <style:text-properties officeooo:rsid="0051eb60"/>
    </style:style>
    <style:style style:name="T20" style:family="text">
      <style:text-properties officeooo:rsid="0053b7e3"/>
    </style:style>
    <style:style style:name="T21" style:family="text">
      <style:text-properties officeooo:rsid="0054f592"/>
    </style:style>
    <style:style style:name="T22" style:family="text">
      <style:text-properties officeooo:rsid="00564a32"/>
    </style:style>
    <style:style style:name="T23" style:family="text">
      <style:text-properties officeooo:rsid="00579b6a"/>
    </style:style>
    <style:style style:name="T24" style:family="text">
      <style:text-properties officeooo:rsid="005ab4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h text:style-name="Heading_20_1" text:outline-level="1">Zweckbestimmun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text:span text:style-name="T24">D</text:span>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5">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8">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21"><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Sphäre der &lt;&lt;Konsumtion&gt;&gt; kippt, d.h.</text:span> <text:span text:style-name="T15">i</text:span>n die Sphäre einer allgemeinen Axiomatik, eines codierten<text:line-break/>Zeichenaustauschs, eines durchgängigen Designs des Lebens. ...“ und weiter „Wenn die Produktion<text:line-break/>diese Zirkularität erreicht und sich um sich selbst dreht, verliert sie jede objektive Determination.<text:line-break/><text:soft-pag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Es beginnt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immer verrinnt ihr Leben. Die Werbung und das Marketing sind ein maßgeblicher Einfluss schon lange. </text:span>"Heute, da der freie Markt zu Ende geht verschanzt sich in ihr [der Reklame, (Einfügung des Autors)] die Herrschaft des Systems." <text:span text:style-name="T23">[</text:span>Horkheimer/Adorno, "Dialektik der Aufklärung", Fischer Verlag 21 Auflage 2013, S.171 <text:span text:style-name="T23">] </text:span></text:p>
      <text:p text:style-name="P10">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text:p>
      <text:p text:style-name="P19"><text:span text:style-name="T9">Dies alles sind Kapriolen des Rationalen - Die Dialektik der Aufklärung. Diese Rationalität ist auf sich selbst bezogen und nicht mehr auf das Leben, so wird diese übersteigerte Rationalität irrational. <text:s/></text:span>"Nicht indem sie ihm die ganze Befriedigung gewährt, haben die losgelassenen Produktionskolosse das Individuum überwunden, sondern indem sie es als Subjekt auslöschten. <text:span text:style-name="T21">Eben darin besteht ihre vollendete Rationalität, die mit ihrer Verrücktheit zusammenfällt.</text:span>" [Horkheimer/Ardono, Dialektik der Aufklärung, S. 215, 21 Auflage, 2013]<text:span text:style-name="T11">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Hans Johnas "Sieh hin und du weißt" können wir als Vorwegnahme des Spiegelneuronen Prinzips verstehen. Wir sind bestens ausgestattet die Bedürftigkeit in anderen zu erkennen, zu reflektieren und sie zu unseren eigenen zu machen. In der Verantwortung für unsere Kinder finden wir eine ähnliche Subjekt-Entlastung wie im Ritus oder im Spiel [frei nach B.C.H]. Denn sie macht uns zum Teil eines </text:span><text:soft-page-break/><text:span text:style-name="T11">größeren Systems, eines „Sorge-Systems“. [B.S. Logik der Sorge] <text:s/>Es entsteht ein generativer Vertrag der die Geschichte stiftet, in der wir alle eine Heimat finden: Denn was bleibt sind die bunten Geschichten. Die eigene Individuelle Geschichte ist auf wohl und wehe mit der Kollektiven verknüpft die zu Ende ginge ohne unsere Kinder. Traurig und leer ist die Welt der letzten Menschen. </text:span></text:p>
      <text:p text:style-name="P15">Das durch die Verantwortung gestiftete Sorge-System weißt eine differenzierte Struktur aus, es sind die Mündigen deren Aufgabe und Pflicht es ist die unmündigen zur Mündigkeit zu verhelfen. Unserer Aufgeklärte Gesellschaft, ihr ganzes Demokratische System hängt an der Fähigkeit diese Mündigkeit zu bewahren, im Strome der vergehenden Zeit bedeutet bewahren, dass die nächste Generation von Menschen mindestens mündig ist wie wir. Die nächste Generation von Menschen, sie sind unsere Kinder, keine Fremden, und wir sind ihre Eltern und Großeltern, ihrer Verwandten <text:span text:style-name="T19">und</text:span> die Freunde dieser Menschen. Immer sind wir den Kindern gegenüber in der Pflicht, die sich aus dieser Verantwortung, ableitet. Es ist ein Generativer Vertrag der sich zwischen Eltern und Kindern, aber im Besonderen auch zwischen Kindern und Großeltern entfaltet, sie verbinden die Kinder mit dem Vergangenen und angereicherten Kulturellen, wie B. Stiegler es <text:s/>nennt, dem Symbolischen Milieu. Erst in diesem Generativen Gefüge ist es den Kindern möglich eine konkrete Beziehung mit dem Gesellschaftlichen, dem Symbolischen Milieu auf zu nehmen und selbst in der Abfolge der Generationen diese Rollen ausüben zu können. <text:span text:style-name="T20">Durch die Verbindung der Kinder mit den Alten schließt sich der Kreis der Generationen. Durch sie wird der Kreislauf des Werdens und Vergehens, der das Leben ist, erfahrbar. Es sind die langen Kreisläufe die sich durch dieses intergeneratives Verhältnis erleben und erfahren lassen und nur die langen weiten Kreisläufe sind als Narration geeignet den Sinn zu stiften. „Die noch lebende Elterngeneration vermittelt ihm (dem Kind ahnm. Autor) auf diese Weise die durch Generationen angehäufte Erfahrung, die es mit seinen verstorbenen Vorfahren in Verbindung setzt“ [LDS 21] So m</text:span></text:p>
      <text:p text:style-name="P13">Einen weiteren Menschen kommt aus der Sicht des 'wohles für Kinder' eine besondere Beachtung zu, der Mutter. Sie ist, ob an der Erziehung beteiligt oder nicht, der Mensch durch den wir alle <text:span text:style-name="T18">in</text:span> die Welt kommen, ein jeder von uns hat eine Mutter. <text:span text:style-name="T17">So gilt ihr unsere Sorge wenn unsere Sorge den Kindern gilt. Es gibt keine glücklichen Kinder mit unglücklichen Müttern (Hier sind die Erzieher, das Soziale Umfeld der Kinder gemeint). Deswegen, schon heute, stellen wir die Mütter unter unseren besonderen Schutz: „Jede Mutter hat Anspruch auf den Schutz und die Fürsorge der Gemeinschaft.“[GG §6(4)]. </text:span></text:p>
      <text:p text:style-name="P16"><text:s text:c="2"/></text:p>
      <text:p text:style-name="P20">Allein diese kurzen Dar- und Überlegungen zeigen wie sehr die Welt Kopf steht, wie sehr das einfache und reale abgehoben scheint, wie weit weg von der Norm. „Die Verdinglichung, kraft dere<text:span text:style-name="T22">n</text:span> die <text:span text:style-name="T22">einzig</text:span> durch die Passivität der Massen ermöglichte Machtstruktur diesen selbst als eiserne Wirklichkeit entgegentritt, ist so dicht geworden, daß jede Spontanität, ja die Vorstellung vom wahren Sachverhalt notwendig zur verstiegenen Utopie, zum abwegigen Sektierertum geworden ist. Der Schein hat sich so konzentriert, daß ihn zu <text:span text:style-name="T22">durchschauen</text:span> objektiv den Charakter der <text:span text:style-name="T22">Halluzination</text:span> gewinnt. “ [Horkheimer/Ardono, Dialektik der Aufklärung, S. 215, 21 Auflage, 2013]<text:span text:style-name="T11"> </text:span></text:p>
      <text:p text:style-name="P9"/>
      <text:p text:style-name="P9"/>
      <text:p text:style-name="P18">Lose Sammlung:</text:p>
      <text:p text:style-name="P7">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4"><text:soft-page-break/></text:p>
      <text:p text:style-name="P4"/>
      <text:p text:style-name="P4">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p text:style-name="P8"/>
      <text:p text:style-name="P4"/>
      <text:p text:style-name="P4"/>
      <text:p text:style-name="P6">Diese Perspektive, nur für einen kurzen Moment in den Blick genommen, zeigt, wie Radikal</text:p>
      <text:p text:style-name="P3"/>
      <text:h text:style-name="P14" text:outline-level="1">Ziele</text:h>
      <text:p text:style-name="P1">Veränderung der Gesellschaftlichen Wertvorstellungen zu einer Bedürfnis Orientierten Wirtschaftsform deren Mittelpunkt das <text:span text:style-name="T5">W</text:span>ohl der uns zur Verantwortung gegeben Kindern ist.</text:p>
      <text:p text:style-name="P1"/>
      <text:list xml:id="list6030309196566588051" text:style-name="L1">
        <text:list-item>
          <text:p text:style-name="P22">Keine Werbung/Marketing</text:p>
        </text:list-item>
        <text:list-item>
          <text:p text:style-name="P17">Weniger Produktion → weniger Arbeit → mehr zeit für Kinder</text:p>
        </text:list-item>
        <text:list-item>
          <text:p text:style-name="P17">Pazifismus</text:p>
        </text:list-item>
      </text:list>
      <text:p text:style-name="P11"/>
      <text:p text:style-name="P11"/>
      <text:p text:style-name="P11"/>
      <text:p text:style-name="P11"/>
      <text:p text:style-name="P11"/>
      <text:p text:style-name="P12">REIN SCHREIN</text:p>
      <text:p text:style-name="P12">SCHW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53</meta:editing-cycles>
    <meta:editing-duration>P3DT15H39M36S</meta:editing-duration>
    <dc:date>2015-09-08T21:49:39.411087689</dc:date>
    <dc:creator>Urs Zeidler</dc:creator>
    <meta:document-statistic meta:table-count="0" meta:image-count="0" meta:object-count="0" meta:page-count="4" meta:paragraph-count="27" meta:word-count="1839" meta:character-count="12405" meta:non-whitespace-character-count="10581"/>
    <meta:user-defined meta:name="Info 1"/>
    <meta:user-defined meta:name="Info 2"/>
    <meta:user-defined meta:name="Info 3"/>
    <meta:user-defined meta:name="Info 4"/>
  </office:meta>
</office:document-meta>
</file>